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2f82" officeooo:paragraph-rsid="00042f82"/>
    </style:style>
    <style:style style:name="P2" style:family="paragraph" style:parent-style-name="Standard" style:list-style-name="L1">
      <style:text-properties officeooo:rsid="00042f82" officeooo:paragraph-rsid="00042f82"/>
    </style:style>
    <style:style style:name="P3" style:family="paragraph" style:parent-style-name="Standard">
      <style:text-properties officeooo:rsid="000552e1" officeooo:paragraph-rsid="000552e1"/>
    </style:style>
    <style:style style:name="P4" style:family="paragraph" style:parent-style-name="Standard">
      <style:text-properties officeooo:rsid="0007386e" officeooo:paragraph-rsid="0007386e"/>
    </style:style>
    <style:style style:name="P5" style:family="paragraph" style:parent-style-name="Standard" style:list-style-name="L1">
      <style:text-properties officeooo:rsid="0007386e" officeooo:paragraph-rsid="0007386e"/>
    </style:style>
    <style:style style:name="P6" style:family="paragraph" style:parent-style-name="Standard" style:list-style-name="L1">
      <style:text-properties officeooo:rsid="0007386e" officeooo:paragraph-rsid="0008e188"/>
    </style:style>
    <style:style style:name="P7" style:family="paragraph" style:parent-style-name="Standard" style:list-style-name="L1">
      <style:text-properties officeooo:rsid="0008e188" officeooo:paragraph-rsid="0008e188"/>
    </style:style>
    <style:style style:name="P8" style:family="paragraph" style:parent-style-name="Standard">
      <style:text-properties officeooo:rsid="0008e188" officeooo:paragraph-rsid="0008e188"/>
    </style:style>
    <style:style style:name="T1" style:family="text">
      <style:text-properties officeooo:rsid="000552e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52e1" style:font-style-asian="italic" style:font-style-complex="italic"/>
    </style:style>
    <style:style style:name="T4" style:family="text">
      <style:text-properties fo:font-style="italic" officeooo:rsid="0007386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52e1" style:font-style-asian="normal" style:font-style-complex="normal"/>
    </style:style>
    <style:style style:name="T7" style:family="text">
      <style:text-properties fo:font-style="normal" officeooo:rsid="0007386e" style:font-style-asian="normal" style:font-style-complex="normal"/>
    </style:style>
    <style:style style:name="T8" style:family="text">
      <style:text-properties fo:font-style="normal" officeooo:rsid="0008e188" style:font-style-asian="normal" style:font-style-complex="normal"/>
    </style:style>
    <style:style style:name="T9" style:family="text">
      <style:text-properties officeooo:rsid="000738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Aplicacao desenvolvida para o trabalho, foi um monitoramento de Datacenter, para monitoramento foram criadas as funcoes:</text:p>
      <text:p text:style-name="P1"/>
      <text:list xml:id="list3480191656" text:style-name="L1">
        <text:list-item>
          <text:p text:style-name="P2">Temperatura nos ar condicionados;</text:p>
        </text:list-item>
        <text:list-item>
          <text:p text:style-name="P2">Ligar/Desligar ar condicionados;</text:p>
        </text:list-item>
        <text:list-item>
          <text:p text:style-name="P2">Monitoramento de quantidades de computadores ligados;</text:p>
        </text:list-item>
        <text:list-item>
          <text:p text:style-name="P2">Sensor de fumaca;</text:p>
        </text:list-item>
        <text:list-item>
          <text:p text:style-name="P2">Temperatura ambiente;</text:p>
        </text:list-item>
        <text:list-item>
          <text:p text:style-name="P2">Liberar Gas FM200 caso o sensor de fumaca seja ativado;</text:p>
        </text:list-item>
        <text:list-item>
          <text:p text:style-name="P2">Quantidade de saida de saida de ar.</text:p>
        </text:list-item>
      </text:list>
      <text:p text:style-name="P1"/>
      <text:p text:style-name="P1"><text:span text:style-name="T9">T</text:span>emos a funcao que verifica o status do ar condicionado a cada 1<text:span text:style-name="T1">0</text:span> segundo<text:span text:style-name="T1">s (configuravel via </text:span><text:span text:style-name="T3">time</text:span><text:span text:style-name="T6"> variavel</text:span><text:span text:style-name="T1">), caso esteja desligado, então o ar e ligado na temperatura padrao 22 graus, logo em seguida o monitoramento de fumaca roda no mesmo periodo de tempo caso </text:span><text:span text:style-name="T3">fireSensor</text:span><text:span text:style-name="T6"> acuse verdadeiro, então ha a liberacao do gas.</text:span></text:p>
      <text:p text:style-name="P3"><text:span text:style-name="T5">A funcao de </text:span><text:span text:style-name="T2">Air Escape</text:span><text:span text:style-name="T5"> foi criada para haver a diminuicao no gasto de energia diminuindo assim a potencia q o ar condicionado devera ter para resfriar o ambiente, </text:span><text:span text:style-name="T7">se por alguma razao o CPD estiver com todas as maquinas desligadas, uma das possíveis razoes pode ser um Datacenter de DR (</text:span><text:span text:style-name="T4">Disaster Recovery</text:span><text:span text:style-name="T7">) então o ar condicionado é desligado para economizar energia, checa quantos computadores estao ativos, caso a quantidade funcionando seja menor que a quantidade minima, havera um aviso que esta sendo rodando abaixo do necessario.</text:span></text:p>
      <text:p text:style-name="P3"><text:span text:style-name="T7"/></text:p>
      <text:p text:style-name="P4"><text:span text:style-name="T5">Para utilizacao as no cliente, as funcoes criadas são:</text:span></text:p>
      <text:list xml:id="list213447959842078" text:continue-numbering="true" text:style-name="L1">
        <text:list-item>
          <text:p text:style-name="P5"><text:span text:style-name="T5">As funcoes de Admin (Onde podem ser alteradas manualmente):</text:span></text:p>
          <text:list>
            <text:list-item>
              <text:p text:style-name="P5"><text:span text:style-name="T5">POST (method):</text:span></text:p>
              <text:list>
                <text:list-item>
                  <text:p text:style-name="P5"><text:span text:style-name="T5">FM200 gas-based;</text:span></text:p>
                  <text:list>
                    <text:list-item>
                      <text:p text:style-name="P7"><text:span text:style-name="T5">parameter – boolean </text:span></text:p>
                    </text:list-item>
                  </text:list>
                </text:list-item>
                <text:list-item>
                  <text:p text:style-name="P5"><text:span text:style-name="T5">Set Chill Temperature;</text:span></text:p>
                  <text:list>
                    <text:list-item>
                      <text:p text:style-name="P7"><text:span text:style-name="T5">int – entre ‘16’ e ‘27’ graus</text:span></text:p>
                    </text:list-item>
                  </text:list>
                </text:list-item>
                <text:list-item>
                  <text:p text:style-name="P5"><text:span text:style-name="T5">Set Fire Sensor;</text:span></text:p>
                  <text:list>
                    <text:list-item>
                      <text:p text:style-name="P7"><text:span text:style-name="T5">parameter – boolean </text:span></text:p>
                    </text:list-item>
                  </text:list>
                </text:list-item>
                <text:list-item>
                  <text:p text:style-name="P5"><text:span text:style-name="T5">Turn Off Chill;</text:span></text:p>
                  <text:list>
                    <text:list-item>
                      <text:p text:style-name="P7"><text:span text:style-name="T5">parameter – Sem parametros, apenas o post</text:span></text:p>
                    </text:list-item>
                  </text:list>
                </text:list-item>
                <text:list-item>
                  <text:p text:style-name="P5"><text:span text:style-name="T5">Turn On Chill;</text:span></text:p>
                  <text:list>
                    <text:list-item>
                      <text:p text:style-name="P7"><text:span text:style-name="T5">parameter – Sem parametros, apenas o post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5">PUT (method):</text:span></text:p>
              <text:list>
                <text:list-item>
                  <text:p text:style-name="P5"><text:span text:style-name="T5">Set Air Escape;</text:span></text:p>
                  <text:list>
                    <text:list-item>
                      <text:p text:style-name="P7"><text:span text:style-name="T5">parameter – int entre ‘1’ e ‘4’</text:span></text:p>
                    </text:list-item>
                  </text:list>
                </text:list-item>
                <text:list-item>
                  <text:p text:style-name="P5"><text:span text:style-name="T5">Set Room Temperature;</text:span></text:p>
                  <text:list>
                    <text:list-item>
                      <text:p text:style-name="P7"><text:span text:style-name="T5">parameter – int entre ‘-273’ <text:s/>e ‘27’ grau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5">Funcoes Recorrentes do CPD</text:span></text:p>
          <text:list>
            <text:list-item>
              <text:p text:style-name="P5"><text:span text:style-name="T5">GET (method):</text:span></text:p>
              <text:list>
                <text:list-item>
                  <text:p text:style-name="P5"><text:span text:style-name="T5">CPU;</text:span></text:p>
                </text:list-item>
                <text:list-item>
                  <text:p text:style-name="P5"><text:span text:style-name="T5">Chill Temperature;</text:span></text:p>
                </text:list-item>
                <text:list-item>
                  <text:p text:style-name="P5"><text:span text:style-name="T5">Fire;</text:span></text:p>
                </text:list-item>
                <text:list-item>
                  <text:p text:style-name="P6"><text:span text:style-name="T5">Room Temperature.</text:span></text:p>
                  <text:p text:style-name="P6"><text:span text:style-name="T8"/></text:p>
                </text:list-item>
              </text:list>
            </text:list-item>
          </text:list>
        </text:list-item>
      </text:list>
      <text:p text:style-name="P8">Sem parametros para as acoes aci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0:23:16.785413599</meta:creation-date>
    <dc:date>2019-08-18T21:34:46.004230574</dc:date>
    <meta:editing-duration>PT30M38S</meta:editing-duration>
    <meta:editing-cycles>1</meta:editing-cycles>
    <meta:document-statistic meta:table-count="0" meta:image-count="0" meta:object-count="0" meta:page-count="1" meta:paragraph-count="36" meta:word-count="319" meta:character-count="1852" meta:non-whitespace-character-count="1589"/>
    <meta:generator>LibreOffice/6.0.7.3$Linux_X86_64 LibreOffice_project/00m0$Build-3</meta:generator>
  </office:meta>
</office:document-meta>
</file>